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8pt" fo:font-weight="bold" officeooo:rsid="000e56f0" officeooo:paragraph-rsid="000e56f0" style:font-size-asian="15.75pt" style:font-weight-asian="bold" style:font-size-complex="18pt" style:font-weight-complex="bold"/>
    </style:style>
    <style:style style:name="P2" style:family="paragraph" style:parent-style-name="Text_20_body">
      <style:paragraph-properties fo:text-align="start" style:justify-single-word="false"/>
      <style:text-properties officeooo:rsid="000669ab" officeooo:paragraph-rsid="00032f2d"/>
    </style:style>
    <style:style style:name="P3" style:family="paragraph" style:parent-style-name="Text_20_body">
      <style:paragraph-properties fo:text-align="start" style:justify-single-word="false"/>
      <style:text-properties officeooo:rsid="000669ab"/>
    </style:style>
    <style:style style:name="P4" style:family="paragraph" style:parent-style-name="Text_20_body" style:list-style-name="L1">
      <style:paragraph-properties fo:text-align="start" style:justify-single-word="false"/>
      <style:text-properties officeooo:rsid="000669ab"/>
    </style:style>
    <style:style style:name="P5" style:family="paragraph" style:parent-style-name="Text_20_body" style:list-style-name="L2">
      <style:paragraph-properties fo:text-align="start" style:justify-single-word="false"/>
      <style:text-properties officeooo:rsid="000669a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ation der Einrechung</text:p>
      <text:p text:style-name="P2"/>
      <text:p text:style-name="P2">Sehr geehrte Jury,</text:p>
      <text:p text:style-name="P3">wir, das Projektteam <text:span text:style-name="Strong_20_Emphasis"><text:span text:style-name="T1">Futurefund</text:span></text:span>, freuen uns, Ihnen hier unsere Einreichung vorzustellen.</text:p>
      <text:p text:style-name="P3"><text:span text:style-name="Strong_20_Emphasis"><text:span text:style-name="T2">Zielgruppe:</text:span></text:span> Unser Projekt richtet sich bewusst an diejenigen, für die die Finanzwelt noch Neuland ist – an absolute <text:span text:style-name="Strong_20_Emphasis"><text:span text:style-name="T1">Anfänger und Einsteiger</text:span></text:span><text:span text:style-name="T1">.</text:span></text:p>
      <text:p text:style-name="P3"><text:span text:style-name="Strong_20_Emphasis"><text:span text:style-name="T2">Thema &amp; Inhalt:</text:span></text:span> Unter dem Titel <text:span text:style-name="Strong_20_Emphasis"><text:span text:style-name="T1">„Die Lüge des Sparens“</text:span></text:span> bereiten wir die fundamentalen Grundlagen des Investierens auf. Um den Zugang so niedrigschwellig wie möglich zu gestalten, nutzen wir eine <text:span text:style-name="Strong_20_Emphasis"><text:span text:style-name="T1">Kombination aus zwei Medien</text:span></text:span>:</text:p>
      <text:list text:style-name="L1">
        <text:list-item>
          <text:p text:style-name="P4">Einem <text:span text:style-name="Strong_20_Emphasis"><text:span text:style-name="T1">anschaulichen Plakat</text:span></text:span>, das die Kernaussagen und Zusammenhänge kompakt und prägnant visualisiert.</text:p>
        </text:list-item>
        <text:list-item>
          <text:p text:style-name="P4">Einer <text:span text:style-name="Strong_20_Emphasis"><text:span text:style-name="T1">begleitenden Website</text:span></text:span>, die als vertiefende Wissensplattform jederzeit zur Verfügung steht.</text:p>
        </text:list-item>
      </text:list>
      <text:p text:style-name="P3"><text:span text:style-name="Strong_20_Emphasis"><text:span text:style-name="T2">Idee &amp; Ziel:</text:span></text:span> Das Material ist ideal für alle, die gerade in das Thema einsteigen oder ihr Basisverständnis für Investitionen fundieren möchten.</text:p>
      <text:p text:style-name="P3"><text:span text:style-name="Strong_20_Emphasis"><text:span text:style-name="T2">Empfohlene Vorgehensweise:</text:span></text:span><text:line-break/>Für den optimalen Lerneffekt empfehlen wir diese Reihenfolge:</text:p>
      <text:list text:style-name="L2">
        <text:list-item>
          <text:p text:style-name="P5"><text:span text:style-name="Strong_20_Emphasis"><text:span text:style-name="T2">Start mit dem Plakat:</text:span></text:span> Es verschafft einen hervorragenden ersten Überblick und legt die visuelle Grundlage, auf der alles Weitere aufbaut – sowohl für die Website als auch für Ihre zukünftige Investitionspraxis.</text:p>
        </text:list-item>
        <text:list-item>
          <text:p text:style-name="P5"><text:span text:style-name="Strong_20_Emphasis">Vertiefung auf der Website:</text:span> Hier können Sie das Gesehene in Ihrem <text:span text:style-name="T2">eigenen Tempo </text:span>vertiefen – von der theoretischen <text:span text:style-name="T2">Einführung</text:span> auf der Hauptseite <text:span text:style-name="T2">bis</text:span> hin zur praktischen Anleitung, wie Sie im <text:span text:style-name="Strong_20_Emphasis">Brokervergleich</text:span> den passenden Anbieter auswählen.</text:p>
        </text:list-item>
      </text:list>
      <text:p text:style-name="P3">Wir sind überzeugt, dass diese <text:span text:style-name="T2">zweigleisige Herangehensweise</text:span> einen intuitiven und nachhaltigen <text:span text:style-name="T2">Einstieg</text:span> in die Welt der Investments <text:span text:style-name="T2">ermöglicht</text:span>.</text:p>
      <text:p text:style-name="P3">Vielen Dank für Ihre Aufmerksamkeit.</text:p>
      <text:p text:style-name="P3">Ihr Projektteam Futurefund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0T12:12:33.624030900</meta:creation-date>
    <dc:date>2026-01-23T10:27:40.349742700</dc:date>
    <meta:editing-duration>PT24M1S</meta:editing-duration>
    <meta:editing-cycles>4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14" meta:word-count="220" meta:character-count="1586" meta:non-whitespace-character-count="1381"/>
  </office:meta>
</office:document-meta>
</file>